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A9000001BD07B5197915BCE94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heads_20_1" draw:fill="solid" draw:fill-color="#729fcf" draw:textarea-vertical-align="middle"/>
    </style:style>
    <style:style style:name="gr3" style:family="graphic" style:parent-style-name="objectwithoutfill">
      <style:graphic-properties draw:marker-end="Concave_20_short" draw:fill="none" draw:textarea-vertical-align="middle"/>
    </style:style>
    <style:style style:name="gr4" style:family="graphic" style:parent-style-name="objectwithoutfill">
      <style:graphic-properties draw:marker-end="Arrowheads_20_1" draw:fill="none" draw:textarea-vertical-align="middle"/>
    </style:style>
    <style:style style:name="gr5" style:family="graphic" style:parent-style-name="objectwithoutfill">
      <style:graphic-properties draw:stroke="solid" draw:marker-end="Arrowheads_20_1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27cm" svg:height="5.096cm" svg:x="0.833cm" svg:y="1.348cm">
          <draw:image xlink:href="Pictures/10000000000006A9000001BD07B5197915BCE942.jpg" xlink:type="simple" xlink:show="embed" xlink:actuate="onLoad" draw:mime-type="image/jpeg">
            <text:p/>
          </draw:image>
        </draw:frame>
        <draw:path draw:style-name="gr2" draw:text-style-name="P2" draw:layer="layout" svg:width="0.661cm" svg:height="0.277cm" draw:transform="skewX (0.722566310325652) rotate (-1.76941479567185) translate (5.98756638177626cm 4.16229430423883cm)" svg:viewBox="0 0 662 278" svg:d="M0 278c646-1 662-278 662-278">
          <text:p/>
        </draw:path>
        <draw:path draw:style-name="gr2" draw:text-style-name="P2" draw:layer="layout" svg:width="0.823cm" svg:height="0.743cm" draw:transform="skewX (0.0275762021815104) rotate (2.06001211612891) translate (6.71cm 3.478cm)" svg:viewBox="0 0 824 744" svg:d="M824 744c-805-2-824-744-824-744">
          <text:p/>
        </draw:path>
        <draw:path draw:style-name="gr3" draw:text-style-name="P3" draw:layer="layout" svg:width="2.026cm" svg:height="0.535cm" draw:transform="rotate (-2.81032916156127) translate (10.5282356100287cm 2.90059133610679cm)" svg:viewBox="0 0 2027 536" svg:d="M0 536c1589 0 2027-536 2027-536">
          <text:p/>
        </draw:path>
        <draw:path draw:style-name="gr4" draw:text-style-name="P3" draw:layer="layout" svg:width="1.508cm" svg:height="0.56cm" draw:transform="rotate (-2.7703611216906) translate (3.53440455839749cm 4.40751393292713cm)" svg:viewBox="0 0 1509 561" svg:d="M0 561c1227 0 1509-561 1509-561">
          <text:p/>
        </draw:path>
        <draw:path draw:style-name="gr3" draw:text-style-name="P3" draw:layer="layout" svg:width="2.026cm" svg:height="0.535cm" draw:transform="rotate (-2.81032916156127) translate (10.5182356100287cm 2.90059133610679cm)" svg:viewBox="0 0 2027 536" svg:d="M0 536c1589 0 2027-536 2027-536">
          <text:p/>
        </draw:path>
        <draw:path draw:style-name="gr3" draw:text-style-name="P3" draw:layer="layout" svg:width="1.862cm" svg:height="0.564cm" draw:transform="skewX (0.11397000015523) rotate (-2.74941717066667) translate (9.51225523950449cm 4.34808838333557cm)" svg:viewBox="0 0 1863 565" svg:d="M0 565c1460 0 1863-565 1863-565">
          <text:p/>
        </draw:path>
        <draw:path draw:style-name="gr2" draw:text-style-name="P2" draw:layer="layout" svg:width="0.803cm" svg:height="0.71cm" draw:transform="rotate (-2.04517681748696) translate (3.88130745406129cm 2.78368292735972cm)" svg:viewBox="0 0 804 711" svg:d="M0 711c786 0 804-711 804-711">
          <text:p/>
        </draw:path>
        <draw:path draw:style-name="gr5" draw:text-style-name="P3" draw:layer="layout" svg:width="5.375cm" svg:height="0.71cm" draw:transform="skewX (0.0120427718387609) rotate (-3.05624605316727) translate (16.8290485454907cm 3.07776632648298cm)" svg:viewBox="0 0 5376 711" svg:d="M0 711c4309 0 5376-711 5376-711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826 1131 754" svg:d="M566 826l-566 754 114-85 136-68 148-46 161-17 161 13 153 46 140 68 118 89z"/>
    <draw:marker draw:name="Arrowheads_20_2" draw:display-name="Arrowheads 2" svg:viewBox="0 0 1131 1580" svg:d="M1013 1491l118 89-567-1580-564 1580 114-85 136-68 148-46 161-17 161 13 153 46z"/>
    <draw:marker draw:name="Concave_20_short" draw:display-name="Concave short" svg:viewBox="0 826 1131 754" svg:d="M566 826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irban Banerjee</meta:initial-creator>
    <meta:creation-date>2023-01-06T07:18:29.039883873</meta:creation-date>
    <dc:date>2023-01-06T08:07:29.356928022</dc:date>
    <dc:creator>Anirban Banerjee</dc:creator>
    <meta:editing-duration>PT14M50S</meta:editing-duration>
    <meta:editing-cycles>1</meta:editing-cycles>
    <meta:document-statistic meta:object-count="9"/>
    <meta:generator>LibreOffice/7.3.7.2$Linux_X86_64 LibreOffice_project/30$Build-2</meta:generator>
  </office:meta>
</office:document-meta>
</file>